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2.57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4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 style:data-style-name="N3">
      <style:text-properties fo:font-size="12pt" style:font-size-asian="12pt" style:font-size-complex="12pt"/>
    </style:style>
    <style:style style:name="ce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5"/>
        <table:table-row table:style-name="ro1">
          <table:table-cell table:style-name="ce1" office:value-type="string" calcext:value-type="string">
            <text:p>Video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udience_violence__Riot_police_attack_peaceful_protesters_at_G20_Climate_Camp__bristlekrs__t244-zEENS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fer to name</text:p>
          </table:table-cell>
        </table:table-row>
        <table:table-row table:style-name="ro1">
          <table:table-cell office:value-type="string" calcext:value-type="string">
            <text:p>balcony_football__birmingham_promoted_to_premier_from_balcony_town_hall__clippo67_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nimka gomile ljudi na trgu</text:p>
          </table:table-cell>
        </table:table-row>
        <table:table-row table:style-name="ro1">
          <table:table-cell office:value-type="string" calcext:value-type="string">
            <text:p>balcony_football__Seoul_vs_Dae_Gu_Futbol_Roman_Candles__JOECORE__bbpgvaM2sxs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nimka ljudi na stadionu</text:p>
          </table:table-cell>
        </table:table-row>
        <table:table-row table:style-name="ro1">
          <table:table-cell office:value-type="string" calcext:value-type="string">
            <text:p>balcony_football_violence__Brannik_Football_Violence__Nattevandring__ysW-tGv-Yj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ucnjava izmedju navijaca</text:p>
          </table:table-cell>
        </table:table-row>
        <table:table-row table:style-name="ro1">
          <table:table-cell office:value-type="string" calcext:value-type="string">
            <text:p>balcony_football_violence__British_Football_Hooligans_Mix_1__MorningGlory1997__pn6CNLi3Uh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balcony_football_violence__British_Football_Hooligans_Mix_3__MorningGlory1997__kW23lUV6oF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silje izmedju velike grupe navijaca</text:p>
          </table:table-cell>
        </table:table-row>
        <table:table-row table:style-name="ro1">
          <table:table-cell office:value-type="string" calcext:value-type="string">
            <text:p>balcony_football_violence__Football_Hooligans_Bury_v_Stockport_1998__MorningGlory1997__g6p_k37oWw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la grupa navijaca se potukla na ulici</text:p>
          </table:table-cell>
        </table:table-row>
        <table:table-row table:style-name="ro1">
          <table:table-cell office:value-type="string" calcext:value-type="string">
            <text:p>balcony_football_violence__Football_Hooligans_Leeds_v_Wolves_2005__MorningGlory1997__f66MTrNLPL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rednja grupa navijaca se potukla na ulici</text:p>
          </table:table-cell>
        </table:table-row>
        <table:table-row table:style-name="ro1">
          <table:table-cell office:value-type="string" calcext:value-type="string">
            <text:p>balcony_football_violence__Football_Hooligans_Oxford_Utd_v_Aston_Villa_2002__MorningGlory1997__bWY8AQIFYX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rupa navijaca nasilno se probija kroz prolaz</text:p>
          </table:table-cell>
        </table:table-row>
        <table:table-row table:style-name="ro1">
          <table:table-cell office:value-type="string" calcext:value-type="string">
            <text:p>balcony_football_violence__Football_Hooligans_Watford_v_Luton_2002_Version_1__MorningGlory1997__vLOTaR9eMl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licajci na ulici nasilno razdvajaju navijace u tucnjavi</text:p>
          </table:table-cell>
        </table:table-row>
        <table:table-row table:style-name="ro1">
          <table:table-cell office:value-type="string" calcext:value-type="string">
            <text:p>balcony_football_violence__Football_Hooligans_Watford_v_Luton_2002_Version_2__MorningGlory1997__1XbY1Sr2Ob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licajac na ulici nasilno razdvaja navijace u tucnjavi</text:p>
          </table:table-cell>
        </table:table-row>
        <table:table-row table:style-name="ro1">
          <table:table-cell office:value-type="string" calcext:value-type="string">
            <text:p>balcony_football_violence__Football_Violence_Gais_AIK_2005__spliffpolitics__e4xiTNkfN0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koliko navijaca biva nasilno na stadionu, drugi ih razdvajaju</text:p>
          </table:table-cell>
        </table:table-row>
        <table:table-row table:style-name="ro1">
          <table:table-cell office:value-type="string" calcext:value-type="string">
            <text:p>crowd_violence__Crowd_Violence_Control_techniques__mackevster__wkva5YERsR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ucnjava na stadionu</text:p>
          </table:table-cell>
        </table:table-row>
        <table:table-row table:style-name="ro1">
          <table:table-cell office:value-type="string" calcext:value-type="string">
            <text:p>crowd_violence__FooTBaLL_Violence__dyster8__iN4kiCHg2S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ucnjava izmedju nogometasa</text:p>
          </table:table-cell>
        </table:table-row>
        <table:table-row table:style-name="ro1">
          <table:table-cell office:value-type="string" calcext:value-type="string">
            <text:p>crowd_violence__Man_Utd_vs_Roma_Crowd_Trouble__uncychris__ZGI5vlDMpJ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licajci silom suzbijaju nasilne navijace</text:p>
          </table:table-cell>
        </table:table-row>
        <table:table-row table:style-name="ro1">
          <table:table-cell office:value-type="string" calcext:value-type="string">
            <text:p>crowd_violence__Roma_V_Man_Utd_Police_beating_crowd__Beck84Utd__jwtg8AkcAf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icajci silom suzbijaju nasilne navijace</text:p>
          </table:table-cell>
        </table:table-row>
        <table:table-row table:style-name="ro1">
          <table:table-cell office:value-type="string" calcext:value-type="string">
            <text:p>crowd_violence__Rostock_Anti_G8_Demo_Police_Violence__erikaransom__f185olt6W4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icajac koristi silu nad navijacima</text:p>
          </table:table-cell>
        </table:table-row>
        <table:table-row table:style-name="ro1">
          <table:table-cell office:value-type="string" calcext:value-type="string">
            <text:p>crowd_violence__Violence_At_Upton_Park_25_08_09__JunaidNixamani__MgXe0isUnS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rupa ljudi provocira i nasilno napada formirane policajce</text:p>
          </table:table-cell>
        </table:table-row>
        <table:table-row table:style-name="ro1">
          <table:table-cell office:value-type="string" calcext:value-type="string">
            <text:p>fans_violence__Accidents_Fights_Violence_Tragedies_Hooligans_Football_Fights_HORRIBLE_THINGS__darkhero00__PgujG07PUq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fans_violence__BRANNIK_Football_Violence_CSKA__Arpecua__gew9Ks_9VR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upa policajaca na stadionu se brani od napada</text:p>
          </table:table-cell>
        </table:table-row>
        <table:table-row table:style-name="ro1">
          <table:table-cell office:value-type="string" calcext:value-type="string">
            <text:p>fans_violence__English_Hooligans_vs_Turkey_Ultras__Vandal83__J8S2-pGz8a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aos i nasilje na ulici izmedju navijaca, uz bacanje mnogo predmeta</text:p>
          </table:table-cell>
        </table:table-row>
        <table:table-row table:style-name="ro1">
          <table:table-cell office:value-type="string" calcext:value-type="string">
            <text:p>fans_violence__Fans_Fighting_Roma_vs_Man_Utd__teafor22__oYikreK6ng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fans_violence__F_GHT_S_MORE_MPORTANT_THAN_FOOTBALL_sometimes__shevchenko776__9a616Ppoea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fans_violence__FootBall_Fans_Violence__xxxXLsDXxxx__EaCpQJLdxJ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fans_violence__Football_Hooligans_Preston_North_End_Mix__prestonparasoccer__qwrOc8xmlp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fans_violence__Football_Hooligans_Watford_v_Luton_2002_Version_1__MorningGlory1997__vLOTaR9eMl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rupa navijaca nasilno se probija kroz vrata</text:p>
          </table:table-cell>
        </table:table-row>
        <table:table-row table:style-name="ro1">
          <table:table-cell office:value-type="string" calcext:value-type="string">
            <text:p>fans_violence__Football_Violence_From_England_And_Netherlands__spliffpolitics__anRuF6MBO-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vijaci agresivno provociraju formiranu grupu policajaca</text:p>
          </table:table-cell>
        </table:table-row>
        <table:table-row table:style-name="ro1">
          <table:table-cell office:value-type="string" calcext:value-type="string">
            <text:p>fans_violence__Hardcore_Supporter_Fight_Extreme_Violence_Final_Four_Volley_Praha__javierulf__jzmiAbjN6M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olicajci suzbijaju nasilne navijace na stadionu</text:p>
          </table:table-cell>
        </table:table-row>
        <table:table-row table:style-name="ro1">
          <table:table-cell office:value-type="string" calcext:value-type="string">
            <text:p>fans_violence__Hockey_Fights_and_Fan_Brawls__dsnitris2007__XinJCGR7u6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silje izmedju navijaca i hokejasa</text:p>
          </table:table-cell>
        </table:table-row>
        <table:table-row table:style-name="ro1">
          <table:table-cell office:value-type="string" calcext:value-type="string">
            <text:p>fans_violence__Hooligans_violence_in_stadiums_PART_1__yuossef5959__PPIP1AYJyX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ekoliko navijca udara covjeka u guzvi</text:p>
          </table:table-cell>
        </table:table-row>
        <table:table-row table:style-name="ro1">
          <table:table-cell office:value-type="string" calcext:value-type="string">
            <text:p>fans_violence__IRAKLIS_FANS_OUTLAW__RESISTANCE1908__15XLSFN7mF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vijaci napadaju policajce</text:p>
          </table:table-cell>
        </table:table-row>
        <table:table-row table:style-name="ro1">
          <table:table-cell office:value-type="string" calcext:value-type="string">
            <text:p>fans_violence__Marseille_World_Cup_fans_riot__tizwaz35__I9sUIDRjpo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zrazito agresivno nasilje izmedju navijaca na ulici</text:p>
          </table:table-cell>
        </table:table-row>
        <table:table-row table:style-name="ro1">
          <table:table-cell office:value-type="string" calcext:value-type="string">
            <text:p>fans_violence__Roma_vs_Man_United_Police_violence_DANISH_TV__7Anotnac7__gIfgEwL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ucnjava izmedju navijaca i policajaca</text:p>
          </table:table-cell>
        </table:table-row>
        <table:table-row table:style-name="ro1">
          <table:table-cell office:value-type="string" calcext:value-type="string">
            <text:p>fans_violence__Slovak_chauvinism_nationalism_extremism_intolerance_and_all_for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licajci nasilno istjeravaju navijace sa stadiona</text:p>
          </table:table-cell>
        </table:table-row>
        <table:table-row table:style-name="ro1">
          <table:table-cell office:value-type="string" calcext:value-type="string">
            <text:p>fans_violence__THE_BEST_HOOLIGANS_Los_hinchas_ultras_barra_torcida_fans_fanati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silje izmedju navijaca i policajaca</text:p>
          </table:table-cell>
        </table:table-row>
        <table:table-row table:style-name="ro1">
          <table:table-cell office:value-type="string" calcext:value-type="string">
            <text:p>fans_violence__Tigers_Yob_Violence_Hull_Daily_Mail__AllMail__J_znZ1TJug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cnjava izmedju manje grupe navijaca</text:p>
          </table:table-cell>
        </table:table-row>
        <table:table-row table:style-name="ro1">
          <table:table-cell office:value-type="string" calcext:value-type="string">
            <text:p>fans_violence__Vanilla_Muffins_Chelsea_West_Ham_A_Look_At_Football_Violence__TheSicSociety__Qx0W0-0dDF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vijaci agresivno napadaju formiranu grupu policajaca</text:p>
          </table:table-cell>
        </table:table-row>
        <table:table-row table:style-name="ro1">
          <table:table-cell office:value-type="string" calcext:value-type="string">
            <text:p>fans_violence__Violence_after_bball_game__shlomipr__WSFdO3em2I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ucnjava izmedju navijaca na terenu</text:p>
          </table:table-cell>
        </table:table-row>
        <table:table-row table:style-name="ro1">
          <table:table-cell office:value-type="string" calcext:value-type="string">
            <text:p>fans_violence__Violence_in_Soccer_Stadiums_The_Hooligan_Syndrome__evanese1__-x2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cnjava nekoliko navijaca u grupi na stadionu</text:p>
          </table:table-cell>
        </table:table-row>
        <table:table-row table:style-name="ro1">
          <table:table-cell office:value-type="string" calcext:value-type="string">
            <text:p>football_crowds__2008_Penn_State_Football_Crowd_Pump_Up_Video__rmcmillen50__rQB1R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nkronizirano navijanje velike grupe ljudi</text:p>
          </table:table-cell>
        </table:table-row>
        <table:table-row table:style-name="ro1">
          <table:table-cell office:value-type="string" calcext:value-type="string">
            <text:p>football_crowds__Anglia_News_Sport_Soccer_Football_FIFA_South_Africa_World_Cup_2010_The_Vuvuzela__anglianewseast__3JrtWmyk-D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ASB_SHOW_HOMECOMING_VIDEO_2010__deweesbrofilms__RUAVfS2OyX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vijanje i pjevanje gomile</text:p>
          </table:table-cell>
        </table:table-row>
        <table:table-row table:style-name="ro1">
          <table:table-cell office:value-type="string" calcext:value-type="string">
            <text:p>football_crowds__Both_crowds_Boca_vs_Internacionale__HansieC__ramrVUP0W0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Brazilian_Football__WELLBRAN__kKRw-i7puk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Brisbane_Lions_vs_Melbourne_Demons_The_Gabba__StudyinBrisbane__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vijaci masu zastavama</text:p>
          </table:table-cell>
        </table:table-row>
        <table:table-row table:style-name="ro1">
          <table:table-cell office:value-type="string" calcext:value-type="string">
            <text:p>football_crowds_cheering__9697_stadium_crowds__oddballfilmvideo__4onlltf20tE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Alabama_Ole_Miss_08_Rammer_Jammer__jaydubya10__mviEzH28NiE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Alabama_vs_San_Jose_State__marlincaddell__RqdBKczKyA4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Andres_Iniesta_Standing_Ovations__allas11__WKv7pmjgDeg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omila ustaje i pljesce rukama</text:p>
          </table:table-cell>
        </table:table-row>
        <table:table-row table:style-name="ro1">
          <table:table-cell office:value-type="string" calcext:value-type="string">
            <text:p>football_crowds_cheering__Arkansas_vs_ULM_September_11_2010_Woo_Pig_Sooie__jayd243__RfMRWT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vijaci masu rukama po zraku</text:p>
          </table:table-cell>
        </table:table-row>
        <table:table-row table:style-name="ro1">
          <table:table-cell office:value-type="string" calcext:value-type="string">
            <text:p>football_crowds_cheering__Australia_vs_Ghana__cubicspacedivision__hy9sgs_Rzbg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Brisbane_Lions_v_Carlton_Blues_The_Gabba_5_Sept_2009__jacktion19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Buddy_kicks_100_goals_Hawthorn_vs_Carlton__Greaperman__BlUgh2qDj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Cal_Beats_Stanford_Big_Game_2002_short_low_res_version__belmonto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vijanje manje grupe na stadionu</text:p>
          </table:table-cell>
        </table:table-row>
        <table:table-row table:style-name="ro1">
          <table:table-cell office:value-type="string" calcext:value-type="string">
            <text:p>football_crowds_cheering__Chang_Rai_United_Football_Match__goldfly___aTVnHfqCl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Cheering_EAHS_JV_Win__GoAlvarezEagles__Ya-N2JawEyc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Cheering_in_the_dawg_pack_as_game_gets_under_way__hometownkid__p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Cheering_the_Nod__DjOky__iwrZ7iOfXA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vijanje gomile za covjeka koji spava</text:p>
          </table:table-cell>
        </table:table-row>
        <table:table-row table:style-name="ro1">
          <table:table-cell office:value-type="string" calcext:value-type="string">
            <text:p>football_crowds_cheering__Cougar_Football__montanhaf100__tZMx6fr49H0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Crystal_cheering_on_the_Angels__jayskilove__NpCBQfC7TSc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va navijaca u gomili masu balonima</text:p>
          </table:table-cell>
        </table:table-row>
        <table:table-row table:style-name="ro1">
          <table:table-cell office:value-type="string" calcext:value-type="string">
            <text:p>football_crowds_cheering__Day_254_of_2010_Washington_Huskies_First_Half__shinystuffff__H3x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Drill_Team_cheering_2_9_24_09__GHSClassOf09__qX4tQ1OHw3c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nkronizirano (plesno) navijanje grupe ljudi</text:p>
          </table:table-cell>
        </table:table-row>
        <table:table-row table:style-name="ro1">
          <table:table-cell office:value-type="string" calcext:value-type="string">
            <text:p>football_crowds_cheering__FIFA_2010_USA_v_ENG_Dupont_Cirlce_Washington_DC__icallmyselfbri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elika grupa navijaca</text:p>
          </table:table-cell>
        </table:table-row>
        <table:table-row table:style-name="ro1">
          <table:table-cell office:value-type="string" calcext:value-type="string">
            <text:p>football_crowds_cheering__football_game__banonit123__m5pMOoPH21w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les nekoliko ljudi u gomili</text:p>
          </table:table-cell>
        </table:table-row>
        <table:table-row table:style-name="ro1">
          <table:table-cell office:value-type="string" calcext:value-type="string">
            <text:p>football_crowds_cheering__Ghana_stars_in_heroes_reception__NTVKenya__RXQA-gagvKI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omila mase zastavama</text:p>
          </table:table-cell>
        </table:table-row>
        <table:table-row table:style-name="ro1">
          <table:table-cell office:value-type="string" calcext:value-type="string">
            <text:p>football_crowds_cheering__Goldfellas_GT_vs_Maryland_1999_Crowd_Shot__tonyanddanielleoliva__xiCWDdaUSbg.avi</text:p>
          </table:table-cell>
          <table:table-cell office:value-type="string" calcext:value-type="string">
            <text:p>320x240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omila mase zastavama</text:p>
          </table:table-cell>
        </table:table-row>
        <table:table-row table:style-name="ro1">
          <table:table-cell office:value-type="string" calcext:value-type="string">
            <text:p>football_crowds_cheering__Hajduk_Split_vs_Dinamo_Zagreb_28_May_2009_Croatia_Cup_Final__jay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vijanje i pjevanje gomile na stadionu</text:p>
          </table:table-cell>
        </table:table-row>
        <table:table-row table:style-name="ro1">
          <table:table-cell office:value-type="string" calcext:value-type="string">
            <text:p>football_crowds_cheering__Hamburg_Fan_Party_Opening_Match_World_Cup_2006__Dee162__6ROznW9c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omila mase zastavama</text:p>
          </table:table-cell>
        </table:table-row>
        <table:table-row table:style-name="ro1">
          <table:table-cell office:value-type="string" calcext:value-type="string">
            <text:p>football_crowds_cheering__Human_LCD_Close_Up_Video_SOUTH_KOREA__rnqhdtnr__7Jgkm2pdWgY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kronizirano (plesno) navijanje grupe ljudi</text:p>
          </table:table-cell>
        </table:table-row>
        <table:table-row table:style-name="ro1">
          <table:table-cell office:value-type="string" calcext:value-type="string">
            <text:p>football_crowds_cheering__Inside_the_Iowa_Spirit_Squads__uimediaproduction__V365Mro2t88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vijanje grupe ljudi</text:p>
          </table:table-cell>
        </table:table-row>
        <table:table-row table:style-name="ro1">
          <table:table-cell office:value-type="string" calcext:value-type="string">
            <text:p>football_crowds_cheering__I_O_W_A__temery16__EDS_jct18F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IU_Football_travels_to_Michigan__wtiu__GkRsT40daQ0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nkronizirano (plesno) navijanje grupe ljudi</text:p>
          </table:table-cell>
        </table:table-row>
        <table:table-row table:style-name="ro1">
          <table:table-cell office:value-type="string" calcext:value-type="string">
            <text:p>football_crowds_cheering__Jacksonville_Jaguar_Promo__joshlee1090__jIoVPOVXuww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omila mase kameri</text:p>
          </table:table-cell>
        </table:table-row>
        <table:table-row table:style-name="ro1">
          <table:table-cell office:value-type="string" calcext:value-type="string">
            <text:p>football_crowds_cheering__Jaguars_vs_Broncos_in_HD__misspfaff__LPM8ONCnh2g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Jon_and_JJ_The_Elder_Crowd__jonandjj__NCFv0XMyvUk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omila mase kameri</text:p>
          </table:table-cell>
        </table:table-row>
        <table:table-row table:style-name="ro1">
          <table:table-cell office:value-type="string" calcext:value-type="string">
            <text:p>football_crowds_cheering__Kickoff_in_Camp_Randall__spt414__bEZahnaRpmQ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K_State_fans_chant_WE_OWN_TEXAS__rockCHOKE21__YVr3IdD6rpY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larson_is_welcomed_to_OT__mc4566__sBVBkxmK3VY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LIVE_SQUAD_Morgan_State_University_Band_Pep_Club__DShock17__2x96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LSU_Game_Day__LSU__dyxtnGpQ3lg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vijanje gomile uz mahanje zastavama</text:p>
          </table:table-cell>
        </table:table-row>
        <table:table-row table:style-name="ro1">
          <table:table-cell office:value-type="string" calcext:value-type="string">
            <text:p>football_crowds_cheering__MAN_DROPS_BEER_STATE_OF_ORIGIN_2009__afhb2512__rLoVsCv00Ao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omila navija dizuci ruke u zrak</text:p>
          </table:table-cell>
        </table:table-row>
        <table:table-row table:style-name="ro1">
          <table:table-cell office:value-type="string" calcext:value-type="string">
            <text:p>football_crowds_cheering__mu_beats_ku_victory_celebration__brennanhobart__q7ANQ6HCRIU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omila navija dizuci ruke u zrak</text:p>
          </table:table-cell>
        </table:table-row>
        <table:table-row table:style-name="ro1">
          <table:table-cell office:value-type="string" calcext:value-type="string">
            <text:p>football_crowds_cheering__New_Mexico_Men_s_Soccer_Crowd_Atmosphere__menslobosoccer__us9aHz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Oregon_Ducks_vs_USC_Trojans_10_31_09__thatssnorthwest__9f0fI4-sF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Penn_State_Crowd__mam1042__-yp5n8JJ-z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rowdy_crowd_at_Football_game__andyisalive__RWnAoJdeXsE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vijanje i skakanje gomile</text:p>
          </table:table-cell>
        </table:table-row>
        <table:table-row table:style-name="ro1">
          <table:table-cell office:value-type="string" calcext:value-type="string">
            <text:p>football_crowds_cheering__Sandy_Creek_High_School_Football__cartmanspeedzone__jpX-DHradPo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cheering__Scenes_from_Friday_s_ESPN_College_Game_Day_at_UK__UKSGREAT__dXA5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rupa navijaca, jedan skace na drugoga u gomili</text:p>
          </table:table-cell>
        </table:table-row>
        <table:table-row table:style-name="ro1">
          <table:table-cell office:value-type="string" calcext:value-type="string">
            <text:p>football_crowds_cheering__Spartans_What_Is_Your_Profession_Chant__PaulWaLL4EvR__KeWNYvvINZ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Sunderland_Goal_against_Wigan__adamfearman__yXSc-kCWBjY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Tallest_Cup_Stack_in_Football_Fan_History__break__ofi003Eec_E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TCU_Fans_Cheer_The_Biggest_Crowd_In_TCU_History_at_Amon_Carter_S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The_Crowd__Rosiercentral__aqIzMGff5ak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vijanje i pljeskanje gomile</text:p>
          </table:table-cell>
        </table:table-row>
        <table:table-row table:style-name="ro1">
          <table:table-cell office:value-type="string" calcext:value-type="string">
            <text:p>football_crowds_cheering__The_Greatest_Game_of_the_Year__MarcelloMussarela__lmJVKXUQPJ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The_Ohio_State_University_Cheer__DEXTERTEEOHIO__FM9Jcpixqz0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vijanje i pljeskanje gomile</text:p>
          </table:table-cell>
        </table:table-row>
        <table:table-row table:style-name="ro1">
          <table:table-cell office:value-type="string" calcext:value-type="string">
            <text:p>football_crowds_cheering__The_Wave_at_The_Big_Game__contron__DBQaM3PVLqA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omila navijaca radi 'val' na stadionu</text:p>
          </table:table-cell>
        </table:table-row>
        <table:table-row table:style-name="ro1">
          <table:table-cell office:value-type="string" calcext:value-type="string">
            <text:p>football_crowds_cheering__Totally_Stupid_Footballers_Series_1_Episode_5_An_Ending_With_A_H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vijanje i pljeskanje gomile</text:p>
          </table:table-cell>
        </table:table-row>
        <table:table-row table:style-name="ro1">
          <table:table-cell office:value-type="string" calcext:value-type="string">
            <text:p>football_crowds_cheering__UF_Cheering_style__Playersgod__RaBmHs4MdLo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omila navijaca radi 'val' na stadionu</text:p>
          </table:table-cell>
        </table:table-row>
        <table:table-row table:style-name="ro1">
          <table:table-cell office:value-type="string" calcext:value-type="string">
            <text:p>football_crowds_cheering__Vanier_Cup_2009_Queen_s_Gaels_vs_Calgary_Dinos_HD__Treps___J5TDF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Varsity_Football_Cardinal_O_Hara_vs_Roman_Catholic__Varsity365__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vijaci sviraju instrumente u gomili</text:p>
          </table:table-cell>
        </table:table-row>
        <table:table-row table:style-name="ro1">
          <table:table-cell office:value-type="string" calcext:value-type="string">
            <text:p>football_crowds_cheering__Varsity_Football_Conestoga_at_Ridley__Varsity365__wR3tNpXRcYg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Welcome_Home_ACC_Champions_part_A__jamesllvt__UGurBSFE8Es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vijanje i skakanje gomile</text:p>
          </table:table-cell>
        </table:table-row>
        <table:table-row table:style-name="ro1">
          <table:table-cell office:value-type="string" calcext:value-type="string">
            <text:p>football_crowds_cheering__World_Cup_2010_Korea_vs_Uruguay_Han_River_Seoul_Korea_Ties_Game_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cheering__World_Cup_2010_Korea_vs_Uruguay_Han_River_Seoul_Pre_game__vivach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vijanje i skakanje gomile</text:p>
          </table:table-cell>
        </table:table-row>
        <table:table-row table:style-name="ro1">
          <table:table-cell office:value-type="string" calcext:value-type="string">
            <text:p>football_crowds__Egypt_2_0_Algeria_World_Cup_2010__Azariful__joItnDgUGU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F_A_Cup_Final_2010_Clips_Lifestyle_Video__JPettsProductions__Kvt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FIFA_World_Cup_The_Warriors_and_Magicians__SuperUdink__I2kOH7p4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football_crowds__Anglia_News_Sport_Soccer_Football_FIFA_South_Africa_World_Cup_2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stajanje i navijanje gomile</text:p>
          </table:table-cell>
        </table:table-row>
        <table:table-row table:style-name="ro1">
          <table:table-cell office:value-type="string" calcext:value-type="string">
            <text:p>football_crowds__Giants_of_Brazil_5_of_6__anandaliyanage__5tw2pojykz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Giants_of_Brazil_6_of_6__anandaliyanage__lq-GBA34iE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vijaci rade 'val' na stadionu</text:p>
          </table:table-cell>
        </table:table-row>
        <table:table-row table:style-name="ro1">
          <table:table-cell office:value-type="string" calcext:value-type="string">
            <text:p>football_crowds__HARRY_KEWELL_SCORES_CROWD_GO_NUTS__phillipstama__K7qlpU7tMh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Inside_the_Iowa_Spirit_Squads__uimediaproduction__V365Mro2t8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Love_for_the_local_game__NTVKenya__52tfgLRJ2T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omila napusta stadion</text:p>
          </table:table-cell>
        </table:table-row>
        <table:table-row table:style-name="ro1">
          <table:table-cell office:value-type="string" calcext:value-type="string">
            <text:p>football_crowds__Love_is_in_the_air_DUFC_cup_final_Hampden_2010__tattoosyke__Afp7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Maracana_Football_Crowd_Atmosphere__thetravelmap__xfi3rvFKIP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Massena_Central_High_School_Hall_Of_Fame_Football_Game_2009__joh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vijaci sjede na stadionu</text:p>
          </table:table-cell>
        </table:table-row>
        <table:table-row table:style-name="ro1">
          <table:table-cell office:value-type="string" calcext:value-type="string">
            <text:p>football_crowds__MaximsNewsNetwork_SUDAN_ELECTIONS_YASIR_ARMAN_OMAR_AL_BASHIR_UN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Nepal_U16_versus_Tajikistan_U16__ampr1150gs__xcn-9PxjnI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New_Mexico_Men_s_Soccer_Crowd_Atmosphere__menslobosoccer__us9aHz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Poldi_Odonkor_und_Asamoah_singen_in_Berlin__indra1974__4TkcO2r0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vijanje i pjevanje gomile</text:p>
          </table:table-cell>
        </table:table-row>
        <table:table-row table:style-name="ro1">
          <table:table-cell office:value-type="string" calcext:value-type="string">
            <text:p>football_crowds__rangers_v_celtic__Milneadona__OOWpL4wKIA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vijanje gomile na stadionu</text:p>
          </table:table-cell>
        </table:table-row>
        <table:table-row table:style-name="ro1">
          <table:table-cell office:value-type="string" calcext:value-type="string">
            <text:p>football_crowds__Spain_World_Cup_team_receives_hero_s_welcome__timesofearth__Pz3z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vijanje gomile</text:p>
          </table:table-cell>
        </table:table-row>
        <table:table-row table:style-name="ro1">
          <table:table-cell office:value-type="string" calcext:value-type="string">
            <text:p>football_crowds__USC_Football_Team_arriving_at_Lincoln_stadium_2007__jmsotojr__u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ila navijaca hoda ulicom</text:p>
          </table:table-cell>
        </table:table-row>
        <table:table-row table:style-name="ro1">
          <table:table-cell office:value-type="string" calcext:value-type="string">
            <text:p>football_crowds__Wrest_Point_Tassie_Devils_coming_off_the_field_in_their_final_m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mila izlazi iz stadiona</text:p>
          </table:table-cell>
        </table:table-row>
        <table:table-row table:style-name="ro1">
          <table:table-cell office:value-type="string" calcext:value-type="string">
            <text:p>football_fans__FootBall_Fans_Violence__xxxXLsDXxxx__EaCpQJLdxJ8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ucnjava grupe navijaca</text:p>
          </table:table-cell>
        </table:table-row>
        <table:table-row table:style-name="ro1">
          <table:table-cell office:value-type="string" calcext:value-type="string">
            <text:p>football_fans__Football_Hooligans__ELGmedia__7by8qY2C258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mila navijaca napada policajce</text:p>
          </table:table-cell>
        </table:table-row>
        <table:table-row table:style-name="ro1">
          <table:table-cell office:value-type="string" calcext:value-type="string">
            <text:p>football_fans__World_football_compilation_ultras_players_hooligans_emotions__ex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U tucnjavi gomile nekoliko navijaca se penje preko ograde</text:p>
          </table:table-cell>
        </table:table-row>
        <table:table-row table:style-name="ro1">
          <table:table-cell office:value-type="string" calcext:value-type="string">
            <text:p>football_violence__Accidents_Fights_Violence_Tragedies_Hooligans_Football_Fights_HORRIBLE_THINGS__darkhero00__PgujG07PUq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ucnjava velike grupe navijaca</text:p>
          </table:table-cell>
        </table:table-row>
        <table:table-row table:style-name="ro1">
          <table:table-cell office:value-type="string" calcext:value-type="string">
            <text:p>football_violence__ardcore_hooligans__bigmunro60__9tkj8gtIoN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vijaci napadaju nekoliko policajaca</text:p>
          </table:table-cell>
        </table:table-row>
        <table:table-row table:style-name="ro1">
          <table:table-cell office:value-type="string" calcext:value-type="string">
            <text:p>football_violence__A_Town_Called_Football_by_Nil_Satis__louderthanyourface__Ptvoh4L_Fx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olicajci razdvajaju nasilne navijace</text:p>
          </table:table-cell>
        </table:table-row>
        <table:table-row table:style-name="ro1">
          <table:table-cell office:value-type="string" calcext:value-type="string">
            <text:p>football_violence__baseball_hockey_football_soccer_violence__Zetrom69__aQ5nh4xRak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cnjava navijaca na ulici</text:p>
          </table:table-cell>
        </table:table-row>
        <table:table-row table:style-name="ro1">
          <table:table-cell office:value-type="string" calcext:value-type="string">
            <text:p>football_violence__British_Football_Hooligans_Mix_3__MorningGlory1997__kW23lUV6oF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cnjava navijaca na terenu</text:p>
          </table:table-cell>
        </table:table-row>
        <table:table-row table:style-name="ro1">
          <table:table-cell office:value-type="string" calcext:value-type="string">
            <text:p>football_violence__Brutal_fight_of_the_hooligans_in_Europe__CocaineBaron__ctbwtUZfhY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ucnjava navijaca na terenu</text:p>
          </table:table-cell>
        </table:table-row>
        <table:table-row table:style-name="ro1">
          <table:table-cell office:value-type="string" calcext:value-type="string">
            <text:p>football_violence__Brutal_fight_of_the_hooligans_in_Europe_Switzerland__CocaineBaron__VmPNqxBRRI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ucnjava navijaca na terenu</text:p>
          </table:table-cell>
        </table:table-row>
        <table:table-row table:style-name="ro1">
          <table:table-cell office:value-type="string" calcext:value-type="string">
            <text:p>football_violence__Danish_Hooligans_Exclusive_video__MosquitoTheRapist__t9IYNex9Nn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ucnjava navijaca na ulici</text:p>
          </table:table-cell>
        </table:table-row>
        <table:table-row table:style-name="ro1">
          <table:table-cell office:value-type="string" calcext:value-type="string">
            <text:p>football_violence__English_Football_Hooligans_Euro_2000__MorningGlory1997__6xAQGS0fod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omila agresivnih navijaca na ulici, uz tucnjavu nekolicine u njoj</text:p>
          </table:table-cell>
        </table:table-row>
        <table:table-row table:style-name="ro1">
          <table:table-cell office:value-type="string" calcext:value-type="string">
            <text:p>football_violence__english_football_hooligans__ohnoherewego1234__ydTykaGO-D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koliko navijaca agresivno napada jednoga koji bjezi</text:p>
          </table:table-cell>
        </table:table-row>
        <table:table-row table:style-name="ro1">
          <table:table-cell office:value-type="string" calcext:value-type="string">
            <text:p>football_violence__English_Hooligans__JohnLaw__Wob3r1Leam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U gomili nekoliko navijaca napada dvojicu koja se brane</text:p>
          </table:table-cell>
        </table:table-row>
        <table:table-row table:style-name="ro1">
          <table:table-cell office:value-type="string" calcext:value-type="string">
            <text:p>football_violence__Football_Factory_PV_by_Daryl_T_Fave_Films_Clips__LogicBomb777__vnwttRPHdn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cnjava male grupe ljudi kod ulaza u zgradu</text:p>
          </table:table-cell>
        </table:table-row>
        <table:table-row table:style-name="ro1">
          <table:table-cell office:value-type="string" calcext:value-type="string">
            <text:p>football_violence__Football_Hooligans_Cardiff_v_Barnsley_2003__MorningGlory1997__mSS7490HcJ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omila agresivnih navijaca narhpi kroz prolaz te napada policajce</text:p>
          </table:table-cell>
        </table:table-row>
        <table:table-row table:style-name="ro1">
          <table:table-cell office:value-type="string" calcext:value-type="string">
            <text:p>football_violence__Football_Hooligans_Carlisle_v_Preston_1993__prestonparasoccer__JfLHSqKm9z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ucnjava navijaca u sredini gomile</text:p>
          </table:table-cell>
        </table:table-row>
        <table:table-row table:style-name="ro1">
          <table:table-cell office:value-type="string" calcext:value-type="string">
            <text:p>football_violence__Football_hooligans_fighting_in_Helsinki_WCQL_Finland_Russia__f43344__n3yajhkWI6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ucnjava ljudi na ulici</text:p>
          </table:table-cell>
        </table:table-row>
        <table:table-row table:style-name="ro1">
          <table:table-cell office:value-type="string" calcext:value-type="string">
            <text:p>football_violence__Football_Hooligans_Finland_v_Russia_World_Cup_Qualifier_June_2009__lancashirelads__SmxsnplMtb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cnjava ljudi na ulici</text:p>
          </table:table-cell>
        </table:table-row>
        <table:table-row table:style-name="ro1">
          <table:table-cell office:value-type="string" calcext:value-type="string">
            <text:p>football_violence__Football_Hooligans_Germany_v_Poland_Euro_2008__MorningGlory1997__gtaGluIXEa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cnjava nekoliko navijaca u gomili</text:p>
          </table:table-cell>
        </table:table-row>
        <table:table-row table:style-name="ro1">
          <table:table-cell office:value-type="string" calcext:value-type="string">
            <text:p>football_violence__Football_Hooligans_Hull_Pub_Brawl_News_Report__lancashirelads__--3xfJHXlO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oje ljudi u birtiji zapocnu tucnjavu kojoj se pridruzi grupa</text:p>
          </table:table-cell>
        </table:table-row>
        <table:table-row table:style-name="ro1">
          <table:table-cell office:value-type="string" calcext:value-type="string">
            <text:p>football_violence__Football_Hooligans_Leeds_v_Wolves_2005__MorningGlory1997__f66MTrNLPL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vije agresivne grupe ljudi na ulici</text:p>
          </table:table-cell>
        </table:table-row>
        <table:table-row table:style-name="ro1">
          <table:table-cell office:value-type="string" calcext:value-type="string">
            <text:p>football_violence__Football_Hooligans_Manchester_City_v_Manchester_United_1989__foothool__ISt-Ir7bb3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omila agresivnih navijaca se penje preko ograde</text:p>
          </table:table-cell>
        </table:table-row>
        <table:table-row table:style-name="ro1">
          <table:table-cell office:value-type="string" calcext:value-type="string">
            <text:p>football_violence__Football_Hooligans_Man_City_v_Man_United_1989__lancashirelads__r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omila agresivnih navijaca se penje preko ograde</text:p>
          </table:table-cell>
        </table:table-row>
        <table:table-row table:style-name="ro1">
          <table:table-cell office:value-type="string" calcext:value-type="string">
            <text:p>football_violence__Football_Hooligans_Millwall_Compilation__MorningGlory1997__U-CsDQik3s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cnjava grupe ljudi na ulici</text:p>
          </table:table-cell>
        </table:table-row>
        <table:table-row table:style-name="ro1">
          <table:table-cell office:value-type="string" calcext:value-type="string">
            <text:p>football_violence__Football_Hooligans_Preston_North_End_Mix__prestonparasoccer__qwrOc8xmlp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cnjava grupe navijaca u gomili</text:p>
          </table:table-cell>
        </table:table-row>
        <table:table-row table:style-name="ro1">
          <table:table-cell office:value-type="string" calcext:value-type="string">
            <text:p>football_violence__Football_Hooligans_QPR_v_Luton_St_Pancras__prestonparasoccer__DNL6VlA3hn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cnjava ljudi na ulici</text:p>
          </table:table-cell>
        </table:table-row>
        <table:table-row table:style-name="ro1">
          <table:table-cell office:value-type="string" calcext:value-type="string">
            <text:p>football_violence__Football_Hooligans_Russia_v_England_News_Report__prestonparasoc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football_violence__Football_hooligans_Watford_Luton_2002__MrSmasherlad__ClZOLHYj_7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cnjava navijaca i dva policajca na ulici</text:p>
          </table:table-cell>
        </table:table-row>
        <table:table-row table:style-name="ro1">
          <table:table-cell office:value-type="string" calcext:value-type="string">
            <text:p>football_violence__Football_Hooligans_Watford_v_Luton_2002_Version_1__MorningGlory1997__vLOTaR9eMl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licajci razdvajaju nasilne navijace</text:p>
          </table:table-cell>
        </table:table-row>
        <table:table-row table:style-name="ro1">
          <table:table-cell office:value-type="string" calcext:value-type="string">
            <text:p>football_violence__football_match_violence__mld0491__WL6AUKgOYS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vijaci istrcavaju na teren napadajuci igrace</text:p>
          </table:table-cell>
        </table:table-row>
        <table:table-row table:style-name="ro1">
          <table:table-cell office:value-type="string" calcext:value-type="string">
            <text:p>football_violence__Footballs_Blood_Sport_prt_1__Tramppercy__WSCF2iLuRy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football_violence__Football_Soccer_Hooligans_Movie_Scenes__mclarenfan04__KHP6fQdrFl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ucnjava velike grupe navijaca</text:p>
          </table:table-cell>
        </table:table-row>
        <table:table-row table:style-name="ro1">
          <table:table-cell office:value-type="string" calcext:value-type="string">
            <text:p>football_violence__Football_violence_3__reklamomand__SjUBX5K5QR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ucnjava igraca na terenu</text:p>
          </table:table-cell>
        </table:table-row>
        <table:table-row table:style-name="ro1">
          <table:table-cell office:value-type="string" calcext:value-type="string">
            <text:p>football_violence__football_violence__Brannik_Football_Violence__Elbsturm1488__7NyYlQX-ti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football_violence__Football_Violence_Gais_AIK_2005__spliffpolitics__e4xiTNkfN0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ja grupa navijaca se nasilno sukobljavlja dok ostali promatraju</text:p>
          </table:table-cell>
        </table:table-row>
        <table:table-row table:style-name="ro1">
          <table:table-cell office:value-type="string" calcext:value-type="string">
            <text:p>football_violence__Football_violence__lamufle__ucUm3sb39Cs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ucnjava nekoliko igraca na terenu</text:p>
          </table:table-cell>
        </table:table-row>
        <table:table-row table:style-name="ro1">
          <table:table-cell office:value-type="string" calcext:value-type="string">
            <text:p>football_violence__FUCK_YOU_FOOTBALL_HOOLIGANS_FRENZY_PART1_SCOTLAND__W00FAM__Yy73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vijaci razdvajaju dva sukobljena covjeka</text:p>
          </table:table-cell>
        </table:table-row>
        <table:table-row table:style-name="ro1">
          <table:table-cell office:value-type="string" calcext:value-type="string">
            <text:p>football_violence__FUCK_YOU_FOOTBALL_HOOLIGANS_RUSSIA_and_UKRAINE_part1__W00FAM__DB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asilje navijaca na stadionu</text:p>
          </table:table-cell>
        </table:table-row>
        <table:table-row table:style-name="ro1">
          <table:table-cell office:value-type="string" calcext:value-type="string">
            <text:p>football_violence__HOOLIGANS__mscs01__YWE3lKNm8a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gresivna tucnjava navijaca</text:p>
          </table:table-cell>
        </table:table-row>
        <table:table-row table:style-name="ro1">
          <table:table-cell office:value-type="string" calcext:value-type="string">
            <text:p>football_violence__Hooligans_no_talk_just_fights_docu_part_04__haagsejef23__GcP3SiwkmG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ucnjava navijaca na ulici</text:p>
          </table:table-cell>
        </table:table-row>
        <table:table-row table:style-name="ro1">
          <table:table-cell office:value-type="string" calcext:value-type="string">
            <text:p>football_violence__Hooligans_no_talk_just_fights_docu_part_09__haagsejef23__kRlCAD-3H4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ucnjava navijaca na ulici</text:p>
          </table:table-cell>
        </table:table-row>
        <table:table-row table:style-name="ro1">
          <table:table-cell office:value-type="string" calcext:value-type="string">
            <text:p>football_violence__Polish_Hooligans__tigardojaja__YLSsmo2Gly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ucnjava ljudi na ledini</text:p>
          </table:table-cell>
        </table:table-row>
        <table:table-row table:style-name="ro1">
          <table:table-cell office:value-type="string" calcext:value-type="string">
            <text:p>football_violence__project_d_football_violence__henkiejwt__MFDeI2bK2P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vije agresivne gupe navijaca se sukobljavaju na ulici</text:p>
          </table:table-cell>
        </table:table-row>
        <table:table-row table:style-name="ro1">
          <table:table-cell office:value-type="string" calcext:value-type="string">
            <text:p>football_violence__Roma_vs_Man_United_Police_violence_DANISH_TV__7Anotnac7__gIfgEwL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icajci se nasilno brane od gupe navijaca</text:p>
          </table:table-cell>
        </table:table-row>
        <table:table-row table:style-name="ro1">
          <table:table-cell office:value-type="string" calcext:value-type="string">
            <text:p>football_violence__Violence_and_fascism_in_Ukrainian_football__soroktri43__eG8qryFn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cnjava grupe navijaca u gomili</text:p>
          </table:table-cell>
        </table:table-row>
        <table:table-row table:style-name="ro1">
          <table:table-cell office:value-type="string" calcext:value-type="string">
            <text:p>grandcentral.avi</text:p>
          </table:table-cell>
          <table:table-cell office:value-type="string" calcext:value-type="string">
            <text:p>720x480</text:p>
          </table:table-cell>
          <table:table-cell office:value-type="float" office:value="23" calcext:value-type="float">
            <text:p>23</text:p>
          </table:table-cell>
          <table:table-cell office:value-type="float" office:value="46009" calcext:value-type="float">
            <text:p>46009</text:p>
          </table:table-cell>
          <table:table-cell office:value-type="string" calcext:value-type="string">
            <text:p>Cirkulacija gomile varirajuce gustoce kroz Grand Central</text:p>
          </table:table-cell>
        </table:table-row>
        <table:table-row table:style-name="ro1">
          <table:table-cell office:value-type="string" calcext:value-type="string">
            <text:p>group_violence__group_violence__football_violence__aliiie__qfKD35PYwo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silje izmedju nekolicine navijaca na stadionu</text:p>
          </table:table-cell>
        </table:table-row>
        <table:table-row table:style-name="ro1">
          <table:table-cell office:value-type="string" calcext:value-type="string">
            <text:p>Hooligans_violence__5x5_russian_hooligans_fight__Parkhom__GnfpwW6sMk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ucnjava manje grupe ljudi</text:p>
          </table:table-cell>
        </table:table-row>
        <table:table-row table:style-name="ro1">
          <table:table-cell office:value-type="string" calcext:value-type="string">
            <text:p>Hooligans_violence__Accidents_Fights_Violence_Tragedies_Hooligans_Football_Fights_HORRIBLE_THINGS__darkhero00__PgujG07PUq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ucnjava ljudi na ulici</text:p>
          </table:table-cell>
        </table:table-row>
        <table:table-row table:style-name="ro1">
          <table:table-cell office:value-type="string" calcext:value-type="string">
            <text:p>Hooligans_violence__ACHTUNG_skinheads_hooligans__WHITENGEL1488__H2xnId9vOo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cnjava ljudi na ledini</text:p>
          </table:table-cell>
        </table:table-row>
        <table:table-row table:style-name="ro1">
          <table:table-cell office:value-type="string" calcext:value-type="string">
            <text:p>Hooligans_violence__Croatia_Hooligans__EXB04__JQrSRtqoU_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vijaci agresivno napadaju policajce</text:p>
          </table:table-cell>
        </table:table-row>
        <table:table-row table:style-name="ro1">
          <table:table-cell office:value-type="string" calcext:value-type="string">
            <text:p>Hooligans_violence__English_Hooligans__JohnLaw__Wob3r1Leamw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ucnjava gomile na ulici</text:p>
          </table:table-cell>
        </table:table-row>
        <table:table-row table:style-name="ro1">
          <table:table-cell office:value-type="string" calcext:value-type="string">
            <text:p>Hooligans_violence__FENERBAHCE_ULTRAS_VS_COPS_VIOLENCE_RIOT__2maxpower1453__e7Bv5fTB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ucnjava nekolicine navijaca u gomili</text:p>
          </table:table-cell>
        </table:table-row>
        <table:table-row table:style-name="ro1">
          <table:table-cell office:value-type="string" calcext:value-type="string">
            <text:p>Hooligans_violence__Football_Hooligans_Carlisle_v_Preston_1993__prestonparasoccer__J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ucnjava gomile navijaca</text:p>
          </table:table-cell>
        </table:table-row>
        <table:table-row table:style-name="ro1">
          <table:table-cell office:value-type="string" calcext:value-type="string">
            <text:p>Hooligans_violence__Football_Hooligans_Finland_v_Russia_World_Cup_Qualifier_June_2009__lancashirelads__SmxsnplMtb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ucnjava gomile na ulici</text:p>
          </table:table-cell>
        </table:table-row>
        <table:table-row table:style-name="ro1">
          <table:table-cell office:value-type="string" calcext:value-type="string">
            <text:p>Hooligans_violence__Football_Hooligans_Germany_v_Poland_Euro_2008__MorningGlory1997__gtaGluIXEa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cnjava nekolicine navijaca u gomili</text:p>
          </table:table-cell>
        </table:table-row>
        <table:table-row table:style-name="ro1">
          <table:table-cell office:value-type="string" calcext:value-type="string">
            <text:p>Hooligans_violence__Football_Hooligans_Hull_Pub_Brawl_News_Report__lancashirelads__--3xfJHXlO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cnjava manje grupe ljudi u birtiji</text:p>
          </table:table-cell>
        </table:table-row>
        <table:table-row table:style-name="ro1">
          <table:table-cell office:value-type="string" calcext:value-type="string">
            <text:p>Hooligans_violence__Football_Hooligans_Preston_V_Bradford_2003__eliteborg__NLtW_TzoQm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rupa navijaca proganja covjeka ulicom koji bjezi</text:p>
          </table:table-cell>
        </table:table-row>
        <table:table-row table:style-name="ro1">
          <table:table-cell office:value-type="string" calcext:value-type="string">
            <text:p>Hooligans_violence__Football_Hooligans_QPR_v_Luton_St_Pancras__prestonparasoccer__DNL6VlA3hn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ucnjava navijaca</text:p>
          </table:table-cell>
        </table:table-row>
        <table:table-row table:style-name="ro1">
          <table:table-cell office:value-type="string" calcext:value-type="string">
            <text:p>Hooligans_violence__Football_hooligans_Reading_Swansea_1993__MrSmasherlad__9I7MpDQc82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ucnjava grupe navijaca</text:p>
          </table:table-cell>
        </table:table-row>
        <table:table-row table:style-name="ro1">
          <table:table-cell office:value-type="string" calcext:value-type="string">
            <text:p>Hooligans_violence__FOOTBALL_HOOLIGANS_WEST_HAM_v_MILLWALL_AUGUST_2009_LONGER_VERSI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cnjava grupe navijaca</text:p>
          </table:table-cell>
        </table:table-row>
        <table:table-row table:style-name="ro1">
          <table:table-cell office:value-type="string" calcext:value-type="string">
            <text:p>Hooligans_violence__Footballs_Blood_Sport_prt2__Tramppercy__P9a6qZ3r90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kob navijaca na terenu</text:p>
          </table:table-cell>
        </table:table-row>
        <table:table-row table:style-name="ro1">
          <table:table-cell office:value-type="string" calcext:value-type="string">
            <text:p>Hooligans_violence__Fuck_police_Let_s_riot__tigerland2222__Q2k-ZHCZBA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omila navijaca napada grupu policajca na uskom prolazu</text:p>
          </table:table-cell>
        </table:table-row>
        <table:table-row table:style-name="ro1">
          <table:table-cell office:value-type="string" calcext:value-type="string">
            <text:p>Hooligans_violence__FUCK_YOU_FOOTBALL_HOOLIGANS_RUSSIA_and_UKRAINE_part1__W00FAM__DB9PSdrful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ukob dvije velike grupe navijaca</text:p>
          </table:table-cell>
        </table:table-row>
        <table:table-row table:style-name="ro1">
          <table:table-cell office:value-type="string" calcext:value-type="string">
            <text:p>Hooligans_violence__Hooligans_Untold_Story_Part_2__UltrasHooligansFilms__BXBtZwzv3E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ukob dvije grupe navijaca na terenu</text:p>
          </table:table-cell>
        </table:table-row>
        <table:table-row table:style-name="ro1">
          <table:table-cell office:value-type="string" calcext:value-type="string">
            <text:p>Hooligans_violence__Hooligans_violence__BRANNIK_football_violence__KD666999__YTqe4xf5o6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gresivna gomila navijaca na stadionu</text:p>
          </table:table-cell>
        </table:table-row>
        <table:table-row table:style-name="ro1">
          <table:table-cell office:value-type="string" calcext:value-type="string">
            <text:p>Hooligans_violence__Hooligans_war_in_Russian_vk__artemorlik__6UNj6fEgz8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gresivan sukob dvije vece grupe navijaca na ulici</text:p>
          </table:table-cell>
        </table:table-row>
        <table:table-row table:style-name="ro1">
          <table:table-cell office:value-type="string" calcext:value-type="string">
            <text:p>Hooligans_violence__I_D_Trailer__ImLonelyLinda__5Y26VMm4L7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kob nekolicine navijaca u gomili</text:p>
          </table:table-cell>
        </table:table-row>
        <table:table-row table:style-name="ro1">
          <table:table-cell office:value-type="string" calcext:value-type="string">
            <text:p>Hooligans_violence__Koudlam_See_you_All__panrecord__nFWgiZxnz7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ukob dvije grupe navijaca</text:p>
          </table:table-cell>
        </table:table-row>
        <table:table-row table:style-name="ro1">
          <table:table-cell office:value-type="string" calcext:value-type="string">
            <text:p>Hooligans_violence__Polish_Hooligans__tigardojaja__YLSsmo2Gly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cnjava gomile na ledini</text:p>
          </table:table-cell>
        </table:table-row>
        <table:table-row table:style-name="ro1">
          <table:table-cell office:value-type="string" calcext:value-type="string">
            <text:p>Hooligans_violence__Russian_Hooligans_Zenit_St_Petersburg__LordXavior__iMjISeT72v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ucnjava izmedju dvije grupe po snijegu</text:p>
          </table:table-cell>
        </table:table-row>
        <table:table-row table:style-name="ro1">
          <table:table-cell office:value-type="string" calcext:value-type="string">
            <text:p>Hooligans_violence__The_Best_Fans_in_the_World_Part_4_Hooligans__crvenobeli__3mXS25x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ucnjava grupe navijaca na stadionu</text:p>
          </table:table-cell>
        </table:table-row>
        <table:table-row table:style-name="ro1">
          <table:table-cell office:value-type="string" calcext:value-type="string">
            <text:p>Hooligans_violence__Torcida_do_Flamengo_x_PM_na_Final_da_Copa_do_Brasil__craigrj__k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ucnjava navijaca u guzvi na stadionu</text:p>
          </table:table-cell>
        </table:table-row>
        <table:table-row table:style-name="ro1">
          <table:table-cell office:value-type="string" calcext:value-type="string">
            <text:p>Mall.mp4</text:p>
          </table:table-cell>
          <table:table-cell office:value-type="string" calcext:value-type="string">
            <text:p>640x48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rkulacija grupa ljudi i pojedinaca kroz shopping centar</text:p>
          </table:table-cell>
        </table:table-row>
        <table:table-row table:style-name="ro1">
          <table:table-cell office:value-type="string" calcext:value-type="string">
            <text:p>peaceful_football_crowds__MaximsNewsNetwork_SUDAN_ELECTIONS_YASIR_ARMAN_OMAR_AL_BASHIR_UN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omila navija na stadionu</text:p>
          </table:table-cell>
        </table:table-row>
        <table:table-row table:style-name="ro1">
          <table:table-cell office:value-type="string" calcext:value-type="string">
            <text:p>S1-L1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rupe ljudi hodaju ulicom</text:p>
          </table:table-cell>
        </table:table-row>
        <table:table-row table:style-name="ro1">
          <table:table-cell office:value-type="string" calcext:value-type="string">
            <text:p>S1-L1-View_002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rupe ljudi hodaju ulicom</text:p>
          </table:table-cell>
        </table:table-row>
        <table:table-row table:style-name="ro1">
          <table:table-cell office:value-type="string" calcext:value-type="string">
            <text:p>S1-L1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1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1-View_005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rupe ljudi hodaju ulicom</text:p>
          </table:table-cell>
        </table:table-row>
        <table:table-row table:style-name="ro1">
          <table:table-cell office:value-type="string" calcext:value-type="string">
            <text:p>S1-L1-View_006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rupe ljudi hodaju ulicom</text:p>
          </table:table-cell>
        </table:table-row>
        <table:table-row table:style-name="ro1">
          <table:table-cell office:value-type="string" calcext:value-type="string">
            <text:p>S1-L1-View_007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1-View_008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2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2-View_002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2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2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rupa ljudi hoda ulicom</text:p>
          </table:table-cell>
        </table:table-row>
        <table:table-row table:style-name="ro1">
          <table:table-cell office:value-type="string" calcext:value-type="string">
            <text:p>S1-L2-View_005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rupa ljudi hoda ulicom kada se razdvoji u manje grupa, svaka ide svojim smjerom</text:p>
          </table:table-cell>
        </table:table-row>
        <table:table-row table:style-name="ro1">
          <table:table-cell office:value-type="string" calcext:value-type="string">
            <text:p>S1-L2-View_006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rupa ljudi hoda ulicom kada se razdvoji u manje grupa, svaka ide svojim smjerom</text:p>
          </table:table-cell>
        </table:table-row>
        <table:table-row table:style-name="ro1">
          <table:table-cell office:value-type="string" calcext:value-type="string">
            <text:p>S1-L2-View_007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rupa ljudi hoda ulicom kada se razdvoji u manje grupa, svaka ide svojim smjerom</text:p>
          </table:table-cell>
        </table:table-row>
        <table:table-row table:style-name="ro1">
          <table:table-cell office:value-type="string" calcext:value-type="string">
            <text:p>S1-L2-View_008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rupa ljudi hoda ulicom kada se razdvoji u manje grupa, svaka ide svojim smjerom</text:p>
          </table:table-cell>
        </table:table-row>
        <table:table-row table:style-name="ro1">
          <table:table-cell office:value-type="string" calcext:value-type="string">
            <text:p>S1-L3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upa ljudi hoda ulicom te odjednom krenu trcati svi u istom smjeru</text:p>
          </table:table-cell>
        </table:table-row>
        <table:table-row table:style-name="ro1">
          <table:table-cell office:value-type="string" calcext:value-type="string">
            <text:p>S1-L3-View_002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upa ljudi hoda ulicom te odjednom krenu trcati svi u istom smjeru</text:p>
          </table:table-cell>
        </table:table-row>
        <table:table-row table:style-name="ro1">
          <table:table-cell office:value-type="string" calcext:value-type="string">
            <text:p>S1-L3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upa ljudi hoda ulicom te odjednom krenu trcati svi u istom smjeru</text:p>
          </table:table-cell>
        </table:table-row>
        <table:table-row table:style-name="ro1">
          <table:table-cell office:value-type="string" calcext:value-type="string">
            <text:p>S1-L3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upa ljudi hoda ulicom te odjednom krenu trcati svi u istom smjeru</text:p>
          </table:table-cell>
        </table:table-row>
        <table:table-row table:style-name="ro1">
          <table:table-cell office:value-type="string" calcext:value-type="string">
            <text:p>S1-L3-View_005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ekoliko grupa ljudi dodju na sredinu ulice, formirajuci jednu veliku grupu, te stanu</text:p>
          </table:table-cell>
        </table:table-row>
        <table:table-row table:style-name="ro1">
          <table:table-cell office:value-type="string" calcext:value-type="string">
            <text:p>S1-L3-View_006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ekoliko grupa ljudi dodju na sredinu ulice, formirajuci jednu veliku grupu, te stanu</text:p>
          </table:table-cell>
        </table:table-row>
        <table:table-row table:style-name="ro1">
          <table:table-cell office:value-type="string" calcext:value-type="string">
            <text:p>S1-L3-View_007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ekoliko grupa ljudi dodju na sredinu ulice, formirajuci jednu veliku grupu, te stanu</text:p>
          </table:table-cell>
        </table:table-row>
        <table:table-row table:style-name="ro1">
          <table:table-cell office:value-type="string" calcext:value-type="string">
            <text:p>S1-L3-View_008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ekoliko grupa ljudi dodju na sredinu ulice, formirajuci jednu veliku grupu, te stanu</text:p>
          </table:table-cell>
        </table:table-row>
        <table:table-row table:style-name="ro1">
          <table:table-cell office:value-type="string" calcext:value-type="string">
            <text:p>S2-L1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ekoliko pojedinaca nasumicno hoda ulicom, zastajkujuci u grupicama, okrecuci se ili hodajuci unatraske</text:p>
          </table:table-cell>
        </table:table-row>
        <table:table-row table:style-name="ro1">
          <table:table-cell office:value-type="string" calcext:value-type="string">
            <text:p>S2-L1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ekoliko pojedinaca nasumicno hoda ulicom, zastajkujuci u grupicama, okrecuci se ili hodajuci unatraske</text:p>
          </table:table-cell>
        </table:table-row>
        <table:table-row table:style-name="ro1">
          <table:table-cell office:value-type="string" calcext:value-type="string">
            <text:p>S2-L1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ekoliko pojedinaca nasumicno hoda ulicom, zastajkujuci u grupicama, okrecuci se ili hodajuci unatraske</text:p>
          </table:table-cell>
        </table:table-row>
        <table:table-row table:style-name="ro1">
          <table:table-cell office:value-type="string" calcext:value-type="string">
            <text:p>S2-L2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rupice ljudi i pojedinaca hodaju ulicom u razlicitim smjerovima, veca grupa se krece u jednom smjeru</text:p>
          </table:table-cell>
        </table:table-row>
        <table:table-row table:style-name="ro1">
          <table:table-cell office:value-type="string" calcext:value-type="string">
            <text:p>S2-L2-View_002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rupice ljudi i pojedinaca hodaju ulicom u razlicitim smjerovima, veca grupa se krece u jednom smjeru</text:p>
          </table:table-cell>
        </table:table-row>
        <table:table-row table:style-name="ro1">
          <table:table-cell office:value-type="string" calcext:value-type="string">
            <text:p>S2-L2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rupice ljudi i pojedinaca hodaju ulicom u razlicitim smjerovima, veca grupa se krece u jednom smjeru</text:p>
          </table:table-cell>
        </table:table-row>
        <table:table-row table:style-name="ro1">
          <table:table-cell office:value-type="string" calcext:value-type="string">
            <text:p>S2-L2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upice ljudi i pojedinaca hodaju ulicom u razlicitim smjerovima, veca grupa se krece u jednom smjeru</text:p>
          </table:table-cell>
        </table:table-row>
        <table:table-row table:style-name="ro1">
          <table:table-cell office:value-type="string" calcext:value-type="string">
            <text:p>S2-L3-View_001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tvero pojedinaca se susretnu te zastanu formirajuci dvije grupe po dvoje, velika grupa se krece u jednom smjeru, pojedinac se krece put grupe, biciklist prodje</text:p>
          </table:table-cell>
        </table:table-row>
        <table:table-row table:style-name="ro1">
          <table:table-cell office:value-type="string" calcext:value-type="string">
            <text:p>S2-L3-View_002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tvero pojedinaca se susretnu te zastanu formirajuci dvije grupe po dvoje, velika grupa se krece u jednom smjeru, pojedinac se krece put grupe, biciklist prodje</text:p>
          </table:table-cell>
        </table:table-row>
        <table:table-row table:style-name="ro1">
          <table:table-cell office:value-type="string" calcext:value-type="string">
            <text:p>S2-L3-View_003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tvero pojedinaca se susretnu te zastanu formirajuci dvije grupe po dvoje, velika grupa se krece u jednom smjeru, pojedinac se krece put grupe, biciklist prodje</text:p>
          </table:table-cell>
        </table:table-row>
        <table:table-row table:style-name="ro1">
          <table:table-cell office:value-type="string" calcext:value-type="string">
            <text:p>S2-L3-View_004.mp4</text:p>
          </table:table-cell>
          <table:table-cell office:value-type="string" calcext:value-type="string">
            <text:p>768x57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tvero pojedinaca se susretnu te zastanu formirajuci dvije grupe po dvoje, velika grupa se krece u jednom smjeru, pojedinac se krece put grupe, biciklist prodje</text:p>
          </table:table-cell>
        </table:table-row>
        <table:table-row table:style-name="ro1">
          <table:table-cell office:value-type="string" calcext:value-type="string">
            <text:p>soccer_violence__Chinese_kungfu_soccer__crazyzibe__Gsrc7AXC_k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ucnjava igraca na terenu</text:p>
          </table:table-cell>
        </table:table-row>
        <table:table-row table:style-name="ro1">
          <table:table-cell office:value-type="string" calcext:value-type="string">
            <text:p>soccer_violence__FENERBAHCE_ULTRAS_VS_COPS_VIOLENCE_RIOT__2maxpower1453__e7Bv5fTB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soccer_violence__Football_Hooligans_Preston_North_End_Mix__prestonparasoccer__qwr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ucnjava u gomili</text:p>
          </table:table-cell>
        </table:table-row>
        <table:table-row table:style-name="ro1">
          <table:table-cell office:value-type="string" calcext:value-type="string">
            <text:p>soccer_violence__Football_riots__madlu__OpgL3ZlF-g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gresivna grupa navijaca preskace ogradu</text:p>
          </table:table-cell>
        </table:table-row>
        <table:table-row table:style-name="ro1">
          <table:table-cell office:value-type="string" calcext:value-type="string">
            <text:p>soccer_violence__FOOTBALL_WARS__negronera18__JRyQYbq9Zr4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soccer_violence__HOOLIGANS__mscs01__YWE3lKNm8a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soccer_violence__hu_hu_hu_hooligans__misom0000__w_p6cBeTHk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cnjava navijaca na stadionu</text:p>
          </table:table-cell>
        </table:table-row>
        <table:table-row table:style-name="ro1">
          <table:table-cell office:value-type="string" calcext:value-type="string">
            <text:p>soccer_violence__MORTAL_SOCCER_Part_2__sha3booola__H6iKYprpB3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cnjava igraca na terenu</text:p>
          </table:table-cell>
        </table:table-row>
        <table:table-row table:style-name="ro1">
          <table:table-cell office:value-type="string" calcext:value-type="string">
            <text:p>soccer_violence__SCC_gets_owned_by_real_football_fans__JayFCAK47__32N5pojPfV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kob navijaca na stadionu</text:p>
          </table:table-cell>
        </table:table-row>
        <table:table-row table:style-name="ro1">
          <table:table-cell office:value-type="string" calcext:value-type="string">
            <text:p>soccer_violence__Soccer_Hooligans_Clash_Unbelievable_Rumble__OrionEdWood__8DCP_E_J8A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kob dvije velike grupe navijaca</text:p>
          </table:table-cell>
        </table:table-row>
        <table:table-row table:style-name="ro1">
          <table:table-cell office:value-type="string" calcext:value-type="string">
            <text:p>stadium_crowds__2008_Penn_State_Football_Crowd_Pump_Up_Video__rmcmillen50__rQB1R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2010_Probowl__SuperBowlWayne64__5aG92ySPba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mila na stadionu</text:p>
          </table:table-cell>
        </table:table-row>
        <table:table-row table:style-name="ro1">
          <table:table-cell office:value-type="string" calcext:value-type="string">
            <text:p>stadium_crowds__50000_people_in_a_stadium__simoncharlesspencerg__fLKom2IbDl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omila na stadionu</text:p>
          </table:table-cell>
        </table:table-row>
        <table:table-row table:style-name="ro1">
          <table:table-cell office:value-type="string" calcext:value-type="string">
            <text:p>stadium_crowds__Azan_el_Maghrib_to_calm_the_crowds_in_Cairo_stadium_Egypt_14_nov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omila na stadionu</text:p>
          </table:table-cell>
        </table:table-row>
        <table:table-row table:style-name="ro1">
          <table:table-cell office:value-type="string" calcext:value-type="string">
            <text:p>stadium_crowds__Bands_talk_about_their_influences_from_Punk_s_Not_Dead__PNDmovie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Barnsley_FC_V_Swansea_City_FC_League_1_Play_off_Final_2006__stu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omila navija i skace u veselju</text:p>
          </table:table-cell>
        </table:table-row>
        <table:table-row table:style-name="ro1">
          <table:table-cell office:value-type="string" calcext:value-type="string">
            <text:p>stadium_crowds__bohemka_viktorka_I__averlaagen__FDu-Q6Q5OVk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Bowman_Gray_New_Tourist_Destination__WXIItv__FIdbB90Dr2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Brisbane_Lions_vs_Melbourne_Demons_The_Gabba__StudyinBrisbane__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omila mase zastavama</text:p>
          </table:table-cell>
        </table:table-row>
        <table:table-row table:style-name="ro1">
          <table:table-cell office:value-type="string" calcext:value-type="string">
            <text:p>stadium_crowds__BullDOgs_SoNG_aNd_VidEO_REMixed_NRL_CHAMPIONS_remix_of_BLue_WhiT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omila mase zasavu</text:p>
          </table:table-cell>
        </table:table-row>
        <table:table-row table:style-name="ro1">
          <table:table-cell office:value-type="string" calcext:value-type="string">
            <text:p>stadium_crowds__Crowd_Footage__ADTom43__PbQywcwkxD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mila usporeno podize ruke</text:p>
          </table:table-cell>
        </table:table-row>
        <table:table-row table:style-name="ro1">
          <table:table-cell office:value-type="string" calcext:value-type="string">
            <text:p>stadium_crowds__Did_Lady_GaGa_throw_a_tantrum__unknownsince1983__0Vkz-_rVYB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Egypt_2_0_Algeria_World_Cup_2010__Azariful__joItnDgUGUc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ila skace</text:p>
          </table:table-cell>
        </table:table-row>
        <table:table-row table:style-name="ro1">
          <table:table-cell office:value-type="string" calcext:value-type="string">
            <text:p>stadium_crowds__FBR_Open_16th_Hole_Highlights__TheFBROpen__zJHVTcnGzcI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Feel_the_buzz_of_Croke_Park__DiscoverGAA__bCYSflQwc7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omila ustaje i skace</text:p>
          </table:table-cell>
        </table:table-row>
        <table:table-row table:style-name="ro1">
          <table:table-cell office:value-type="string" calcext:value-type="string">
            <text:p>stadium_crowds__FIFA_World_Cup_The_Warriors_and_Magicians__SuperUdink__I2kOH7p4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Fulltime_at_Scottish_Cup_Final_Hampden_2010__tattoosyke__7JhKy66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omila navija i mase zastavama</text:p>
          </table:table-cell>
        </table:table-row>
        <table:table-row table:style-name="ro1">
          <table:table-cell office:value-type="string" calcext:value-type="string">
            <text:p>stadium_crowds__HARRY_KEWELL_SCORES_CROWD_GO_NUTS__phillipstama__K7qlpU7tMhQ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omila navija i mase zastavama</text:p>
          </table:table-cell>
        </table:table-row>
        <table:table-row table:style-name="ro1">
          <table:table-cell office:value-type="string" calcext:value-type="string">
            <text:p>stadium_crowds__Inside_the_Iowa_Spirit_Squads__uimediaproduction__V365Mro2t88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ran protest gomile na ulici</text:p>
          </table:table-cell>
        </table:table-row>
        <table:table-row table:style-name="ro1">
          <table:table-cell office:value-type="string" calcext:value-type="string">
            <text:p>stadium_crowds__Iranian_Revolution_10th_Year_Anniversary__hijazna__PFZsW8I-GV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omila navija i skace na stadionu</text:p>
          </table:table-cell>
        </table:table-row>
        <table:table-row table:style-name="ro1">
          <table:table-cell office:value-type="string" calcext:value-type="string">
            <text:p>stadium_crowds__Jump_Around_at_the_Camp_Randall_Outdoor_Hockey_Classic__ernste4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omila navija i usklice na stadionu</text:p>
          </table:table-cell>
        </table:table-row>
        <table:table-row table:style-name="ro1">
          <table:table-cell office:value-type="string" calcext:value-type="string">
            <text:p>stadium_crowds__Life_in_a_Day_Cheering_in_a_crowd_of_44_000__TheMariaMcD__EnR2uY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omila navija i mase zastavama</text:p>
          </table:table-cell>
        </table:table-row>
        <table:table-row table:style-name="ro1">
          <table:table-cell office:value-type="string" calcext:value-type="string">
            <text:p>stadium_crowds__Maracana_Football_Crowd_Atmosphere__thetravelmap__xfi3rvFKIP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omila navija na stadionu</text:p>
          </table:table-cell>
        </table:table-row>
        <table:table-row table:style-name="ro1">
          <table:table-cell office:value-type="string" calcext:value-type="string">
            <text:p>stadium_crowds__MASSIVE_mexican_Wave_at_state_of_origin_game_2_2010__MELfunkshun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omila navija</text:p>
          </table:table-cell>
        </table:table-row>
        <table:table-row table:style-name="ro1">
          <table:table-cell office:value-type="string" calcext:value-type="string">
            <text:p>stadium_crowds__Match_Day_at_the_Stadium__loVedruggedz__Fgjj8OjcnW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ila navija na stadionu</text:p>
          </table:table-cell>
        </table:table-row>
        <table:table-row table:style-name="ro1">
          <table:table-cell office:value-type="string" calcext:value-type="string">
            <text:p>stadium_crowds__MaximsNewsNetwork_ITALY_SPORT_SECURITY_UN__MaximsNewsNetwork__C-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omila navija i mase zastavama</text:p>
          </table:table-cell>
        </table:table-row>
        <table:table-row table:style-name="ro1">
          <table:table-cell office:value-type="string" calcext:value-type="string">
            <text:p>stadium_crowds__Mexican_Wave_at_Cape_Town_Stadium__mallix2000__oyESuDC-dl0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omila na stadonu</text:p>
          </table:table-cell>
        </table:table-row>
        <table:table-row table:style-name="ro1">
          <table:table-cell office:value-type="string" calcext:value-type="string">
            <text:p>stadium_crowds__Outside_Yankee_Stadium_Following_World_Series_Win_vs_Phillies_11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vijaci na ulici</text:p>
          </table:table-cell>
        </table:table-row>
        <table:table-row table:style-name="ro1">
          <table:table-cell office:value-type="string" calcext:value-type="string">
            <text:p>stadium_crowds__Police_drill_for_2010__CNN__0LP012X0yi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vijaci sviraju instrumente u gomili</text:p>
          </table:table-cell>
        </table:table-row>
        <table:table-row table:style-name="ro1">
          <table:table-cell office:value-type="string" calcext:value-type="string">
            <text:p>stadium_crowds__Rutgers_tackles_traffic__tvjersey__j623HU58M8U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omila se mirno krece ulicom</text:p>
          </table:table-cell>
        </table:table-row>
        <table:table-row table:style-name="ro1">
          <table:table-cell office:value-type="string" calcext:value-type="string">
            <text:p>stadium_crowds__Stadium_Footage__ADTom43__AQdZ2OTF7VA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vijaci masu rukama po zraku</text:p>
          </table:table-cell>
        </table:table-row>
        <table:table-row table:style-name="ro1">
          <table:table-cell office:value-type="string" calcext:value-type="string">
            <text:p>stadium_crowds__Tokyo_Yakult_Swallows_Home_Run_Celebration__wackycamper32__cX9ln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vijaci masu kisobranima po zraku</text:p>
          </table:table-cell>
        </table:table-row>
        <table:table-row table:style-name="ro1">
          <table:table-cell office:value-type="string" calcext:value-type="string">
            <text:p>stadium_crowds__USC_Football_Team_arriving_at_Lincoln_stadium_2007__jmsotojr__u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omila na stadionu</text:p>
          </table:table-cell>
        </table:table-row>
        <table:table-row table:style-name="ro1">
          <table:table-cell office:value-type="string" calcext:value-type="string">
            <text:p>stadium_crowds__Wales_Wonderful_Rugby_Win_1922__BFIfilms__Mb89swT_V3M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omila navija na stadionu</text:p>
          </table:table-cell>
        </table:table-row>
        <table:table-row table:style-name="ro1">
          <table:table-cell office:value-type="string" calcext:value-type="string">
            <text:p>stadium_crowds__Yankee_Stadium_wave_5_2_08__NYlightning__g_CJ1A636k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omila navija na stadionu</text:p>
          </table:table-cell>
        </table:table-row>
        <table:table-row table:style-name="ro1">
          <table:table-cell office:value-type="string" calcext:value-type="string">
            <text:p>stadium_violence__Panathinaikos_Olympiakos_96_97_riots__GWF13__xW_LC_siwQo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ukob gomile navijaca na stadionu</text:p>
          </table:table-cell>
        </table:table-row>
        <table:table-row table:style-name="ro1">
          <table:table-cell office:value-type="string" calcext:value-type="string">
            <text:p>stadium_violence__soccer_riot_compilation__qqcolaman__URwiZLZipeg.avi</text:p>
          </table:table-cell>
          <table:table-cell office:value-type="string" calcext:value-type="string">
            <text:p>320x24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kob gomile</text:p>
          </table:table-cell>
        </table:table-row>
        <table:table-row table:style-name="ro1">
          <table:table-cell office:value-type="string" calcext:value-type="string">
            <text:p>stadium_violence__stadium_violence__Barras_Argentinas__alebb77__en5llVbjq20.avi</text:p>
          </table:table-cell>
          <table:table-cell office:value-type="string" calcext:value-type="string">
            <text:p>320x24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silje izmedju navijaca</text:p>
          </table:table-cell>
        </table:table-row>
        <table:table-row table:style-name="ro1">
          <table:table-cell office:value-type="string" calcext:value-type="string">
            <text:p>UCSD1-Test001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1-Test002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1-Test003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romobilist</text:p>
          </table:table-cell>
        </table:table-row>
        <table:table-row table:style-name="ro1">
          <table:table-cell office:value-type="string" calcext:value-type="string">
            <text:p>UCSD1-Test004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skejter</text:p>
          </table:table-cell>
        </table:table-row>
        <table:table-row table:style-name="ro1">
          <table:table-cell office:value-type="string" calcext:value-type="string">
            <text:p>UCSD1-Test005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nekoliko biciklista u razlicitim smjerovima</text:p>
          </table:table-cell>
        </table:table-row>
        <table:table-row table:style-name="ro1">
          <table:table-cell office:value-type="string" calcext:value-type="string">
            <text:p>UCSD1-Test006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nekoliko biciklista u razlicitim smjerovima</text:p>
          </table:table-cell>
        </table:table-row>
        <table:table-row table:style-name="ro1">
          <table:table-cell office:value-type="string" calcext:value-type="string">
            <text:p>UCSD1-Test007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nekoliko biciklista i skejtera u razlicitim smjerovima</text:p>
          </table:table-cell>
        </table:table-row>
        <table:table-row table:style-name="ro1">
          <table:table-cell office:value-type="string" calcext:value-type="string">
            <text:p>UCSD1-Test008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 kada prodje skejter</text:p>
          </table:table-cell>
        </table:table-row>
        <table:table-row table:style-name="ro1">
          <table:table-cell office:value-type="string" calcext:value-type="string">
            <text:p>UCSD1-Test009.mp4</text:p>
          </table:table-cell>
          <table:table-cell office:value-type="string" calcext:value-type="string">
            <text:p>238x1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judi hodaju ulicom</text:p>
          </table:table-cell>
        </table:table-row>
        <table:table-row table:style-name="ro1">
          <table:table-cell office:value-type="string" calcext:value-type="string">
            <text:p>UCSD2-Test001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02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03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judi hodaju ulicom kada prodju dva biciklista</text:p>
          </table:table-cell>
        </table:table-row>
        <table:table-row table:style-name="ro1">
          <table:table-cell office:value-type="string" calcext:value-type="string">
            <text:p>UCSD2-Test004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e kombi</text:p>
          </table:table-cell>
        </table:table-row>
        <table:table-row table:style-name="ro1">
          <table:table-cell office:value-type="string" calcext:value-type="string">
            <text:p>UCSD2-Test005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06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u dva biciklista</text:p>
          </table:table-cell>
        </table:table-row>
        <table:table-row table:style-name="ro1">
          <table:table-cell office:value-type="string" calcext:value-type="string">
            <text:p>UCSD2-Test007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u biciklist i skejter, jedna osoba hoda vodeci bicikl</text:p>
          </table:table-cell>
        </table:table-row>
        <table:table-row table:style-name="ro1">
          <table:table-cell office:value-type="string" calcext:value-type="string">
            <text:p>UCSD2-Test008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u biciklist i skejter</text:p>
          </table:table-cell>
        </table:table-row>
        <table:table-row table:style-name="ro1">
          <table:table-cell office:value-type="string" calcext:value-type="string">
            <text:p>UCSD2-Test009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10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11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 kada prodje biciklist</text:p>
          </table:table-cell>
        </table:table-row>
        <table:table-row table:style-name="ro1">
          <table:table-cell office:value-type="string" calcext:value-type="string">
            <text:p>UCSD2-Test012.mp4</text:p>
          </table:table-cell>
          <table:table-cell office:value-type="string" calcext:value-type="string">
            <text:p>360x24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judi hodaju ulicom</text:p>
          </table:table-cell>
        </table:table-row>
        <table:table-row table:style-name="ro1" table:number-rows-repeated="10482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22:21:09.243445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6:57:38.197643213</meta:creation-date>
    <dc:date>2019-05-15T22:21:25.888967719</dc:date>
    <meta:editing-duration>PT8H57M44S</meta:editing-duration>
    <meta:editing-cycles>96</meta:editing-cycles>
    <meta:generator>LibreOffice/6.2.2.2$Linux_X86_64 LibreOffice_project/2b840030fec2aae0fd2658d8d4f9548af4e3518d</meta:generator>
    <meta:document-statistic meta:table-count="1" meta:cell-count="1525" meta:object-count="0"/>
  </office:meta>
</office:document-meta>
</file>